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3E80000350669BFA188.svm"/>
  <manifest:file-entry manifest:media-type="" manifest:full-path="Pictures/20000007000072010000103B8F5F0892.svm"/>
  <manifest:file-entry manifest:media-type="" manifest:full-path="Pictures/20000007000078D300003D4B842D5A1E.svm"/>
  <manifest:file-entry manifest:media-type="" manifest:full-path="Pictures/200000070000533400000E2A48FFBD35.svm"/>
  <manifest:file-entry manifest:media-type="" manifest:full-path="Pictures/2000000700007C7000003010FF558A33.svm"/>
  <manifest:file-entry manifest:media-type="" manifest:full-path="Pictures/200000070000289F000032F5D82461AD.svm"/>
  <manifest:file-entry manifest:media-type="" manifest:full-path="Pictures/2000000700005CB600004A1CDB883539.svm"/>
  <manifest:file-entry manifest:media-type="" manifest:full-path="Pictures/2000000700006B1300004F7B2F8CBB06.svm"/>
  <manifest:file-entry manifest:media-type="" manifest:full-path="Pictures/2000000700006F3500004C97EADA21B5.svm"/>
  <manifest:file-entry manifest:media-type="" manifest:full-path="Pictures/200000070000742B000041D7C2BA9089.svm"/>
  <manifest:file-entry manifest:media-type="" manifest:full-path="Pictures/20000007000072ED00004FE5636F4B0A.svm"/>
  <manifest:file-entry manifest:media-type="" manifest:full-path="Pictures/20000007000073570000431406857ED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 sans" svg:font-family="'open sans', 'helvetica neue', Helvetica,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800000"/>
    </style:style>
    <style:style style:name="P4" style:family="paragraph" style:parent-style-name="Standard">
      <style:paragraph-properties fo:text-align="start" style:justify-single-word="false"/>
      <style:text-properties fo:font-variant="normal" fo:text-transform="none" fo:color="#29303b" style:font-name="open sans" fo:font-size="27pt" fo:letter-spacing="normal" fo:font-style="normal" fo:font-weight="normal"/>
    </style:style>
    <style:style style:name="P5" style:family="paragraph" style:parent-style-name="Text_20_body">
      <style:paragraph-properties fo:orphans="2" fo:widows="2"/>
      <style:text-properties fo:font-variant="normal" fo:text-transform="none" fo:color="#29303b" fo:letter-spacing="normal"/>
    </style:style>
    <style:style style:name="P6" style:family="paragraph" style:parent-style-name="Text_20_body">
      <style:paragraph-properties fo:margin-left="0cm" fo:margin-right="0cm" fo:margin-top="0cm" fo:margin-bottom="0.529cm" fo:orphans="2" fo:widows="2" fo:text-indent="0cm" style:auto-text-indent="false"/>
      <style:text-properties fo:font-variant="normal" fo:text-transform="none" fo:color="#29303b" style:font-name="open sans" fo:font-size="13.5pt" fo:letter-spacing="normal" fo:font-style="normal" fo:font-weight="normal"/>
    </style:style>
    <style:style style:name="P7" style:family="paragraph" style:parent-style-name="Text_20_body">
      <style:paragraph-properties fo:margin-left="0cm" fo:margin-right="0cm" fo:margin-top="0cm" fo:margin-bottom="0.529cm" fo:orphans="2" fo:widows="2" fo:text-indent="0cm" style:auto-text-indent="false"/>
    </style:style>
    <style:style style:name="P8" style:family="paragraph" style:parent-style-name="Text_20_body">
      <style:paragraph-properties fo:margin-left="0cm" fo:margin-right="0cm" fo:margin-top="0cm" fo:margin-bottom="0.529cm" fo:orphans="2" fo:widows="2" fo:text-indent="0cm" style:auto-text-indent="false" fo:padding-left="0.106cm" fo:padding-right="0.106cm" fo:padding-top="0.053cm" fo:padding-bottom="0.053cm" fo:border="0.002cm solid #dedfe0"/>
    </style:style>
    <style:style style:name="P9" style:family="paragraph" style:parent-style-name="Standard">
      <style:paragraph-properties fo:text-align="start" style:justify-single-word="false"/>
    </style:style>
    <style:style style:name="P10" style:family="paragraph" style:parent-style-name="Standard" style:list-style-name="L1">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list-style-name="L4">
      <style:paragraph-properties fo:text-align="start" style:justify-single-word="false"/>
    </style:style>
    <style:style style:name="P14" style:family="paragraph" style:parent-style-name="Standard" style:list-style-name="L5">
      <style:paragraph-properties fo:text-align="start" style:justify-single-word="false"/>
    </style:style>
    <style:style style:name="P15" style:family="paragraph" style:parent-style-name="Standard" style:list-style-name="L6">
      <style:paragraph-properties fo:text-align="start" style:justify-single-word="false"/>
    </style:style>
    <style:style style:name="P16" style:family="paragraph" style:parent-style-name="Standard" style:list-style-name="L7">
      <style:paragraph-properties fo:text-align="start" style:justify-single-word="false"/>
    </style:style>
    <style:style style:name="P17" style:family="paragraph" style:parent-style-name="Standard" style:list-style-name="L8">
      <style:paragraph-properties fo:text-align="start" style:justify-single-word="false"/>
    </style:style>
    <style:style style:name="P18" style:family="paragraph" style:parent-style-name="Standard" style:list-style-name="L9">
      <style:paragraph-properties fo:text-align="start" style:justify-single-word="false"/>
    </style:style>
    <style:style style:name="P19" style:family="paragraph" style:parent-style-name="Standard" style:list-style-name="L10">
      <style:paragraph-properties fo:text-align="start" style:justify-single-word="false"/>
    </style:style>
    <style:style style:name="P20" style:family="paragraph" style:parent-style-name="Standard" style:list-style-name="L11">
      <style:paragraph-properties fo:text-align="start" style:justify-single-word="false"/>
    </style:style>
    <style:style style:name="P21" style:family="paragraph" style:parent-style-name="Standard">
      <style:paragraph-properties fo:text-align="start" style:justify-single-word="false" style:border-line-width-bottom="0.088cm 0.035cm 0.035cm" fo:padding="0.074cm" fo:border-left="none" fo:border-right="none" fo:border-top="none" fo:border-bottom="0.158cm double #000000" style:join-border="false"/>
    </style:style>
    <style:style style:name="T1" style:family="text">
      <style:text-properties fo:font-variant="normal" fo:text-transform="none" fo:color="#ec5252" style:font-name="Menlo" fo:font-size="12pt" fo:letter-spacing="normal" fo:font-style="normal" fo:font-weight="normal" fo:background-color="#f2f3f5"/>
    </style:style>
    <style:style style:name="T2" style:family="text">
      <style:text-properties style:font-name="Times New Roman1"/>
    </style:style>
    <style:style style:name="T3" style:family="text">
      <style:text-properties style:font-name="Times New Roman"/>
    </style:style>
    <style:style style:name="fr1" style:family="graphic" style:parent-style-name="Graphics">
      <style:graphic-properties fo:margin-left="0.529cm" fo:margin-right="0.529cm" fo:margin-top="0.529cm" fo:margin-bottom="0.529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S GIT</text:p>
      <text:p text:style-name="P1"/>
      <text:p text:style-name="P2">git – version: Nos permite verificaar la verison del git</text:p>
      <text:p text:style-name="P2"/>
      <text:p text:style-name="P2">CONCEPTO: Cuando tenemos un proyecto y varias personas trabajan en el, es importante tener un sistema de versionados para controlar lo que hacemos con ese proyecto, a que si lo hacemos de una forma tradicional, s rpesentaran muchos problemas como desacuerdos respecto a quien modifico el proyecto, errores o hasta fallos que dañe el proyecto.</text:p>
      <text:p text:style-name="P2"/>
      <text:p text:style-name="P2">Por lo cual el sistema de versionados nos permite gestionar de una manera organizada las diferentes dificultades que se presentan en un proyecto. En donde cada persona tendra su espacio para modificar el proyecto, Lo que sucede basicamente es que en GIT tenemos tres zonas.</text:p>
      <text:list xml:id="list6481290965646083812" text:style-name="L1">
        <text:list-item>
          <text:p text:style-name="P10">Zona con archivos en local</text:p>
        </text:list-item>
        <text:list-item>
          <text:p text:style-name="P10">Zona stage area: Es cuando con git subimos los archivos modificados de nuestro proyecto, es decir, aun no estan subidos para que el resto del equipo lo vea, sino que es una zona la cual se mantiene aquellos archivos que hemos modificado.</text:p>
        </text:list-item>
        <text:list-item>
          <text:p text:style-name="P10">Zona que ya se subieron los archivos, donde el equipo de trabajo puede verlo.</text:p>
        </text:list-item>
      </text:list>
      <text:p text:style-name="P2"/>
      <text:p text:style-name="P2"/>
      <text:p text:style-name="P2">REPOSITORIOS: Son el lugar donde vamos ha almacenar el proyecto que queremos</text:p>
      <text:p text:style-name="P2"/>
      <text:list xml:id="list978308222688370965" text:style-name="L2">
        <text:list-item>
          <text:p text:style-name="P11">Repositorio central: Todo l equipo de trabajo, maneja el proyecto unico</text:p>
        </text:list-item>
        <text:list-item>
          <text:p text:style-name="P11">Repositorio distribuido: El equipo tiene una copia del proyecto, lo que influye en que no se modifique el proyecto directamente y que hallanposibles desacuerdos o errores. Se podria decir decir que este modo es mas seguro, ya que todos tiene una copia y por si alguno se daña, otro tenra una copia, es el que maneja git.</text:p>
        </text:list-item>
      </text:list>
      <text:p text:style-name="P2"/>
      <text:p text:style-name="P2">COMO FUNCIONA GIT?</text:p>
      <text:p text:style-name="P2"/>
      <text:p text:style-name="P2">Basicamente GIT como tal, permite captar el contenido que tengamos en ese momento, en este caso codigo. Para despues si queremos ver que paso o que hicimos en ese momento exacto en el futuro, podamos revisarlos tranquilamente sin que influye directamente en nuestro proyecto y que esos cambios se hallan perdido.</text:p>
      <text:p text:style-name="P2"/>
      <text:p text:style-name="P2">Git config –global user.name “PonerUsuario”/git config –global user.email “ponerEmail”: Nos permiten configurar el nombre y email del usuario en el git del sistema, esto para que cuando hagamos los demas comandos se nos registre con estos datos.</text:p>
      <text:p text:style-name="P2"/>
      <text:p text:style-name="P2">Git config –global -e: Nos abrira un editor, en donde podemos mirar los datos del usuario, y si queremos poder editarlos. La cuesiton aquies que no es muy recomendable, ya que si hay un error de sintaxis, nos dara problemas mas adelante, por lo cual si quieres configurar de nuevo los datos de l usuario simplemente pon los dos comandos anteriores</text:p>
      <text:p text:style-name="P2">Para salir del editor ponemos “:q”</text:p>
      <text:p text:style-name="P2"/>
      <text:p text:style-name="P2">comandos basicos:</text:p>
      <text:p text:style-name="P2">ls: sirve para ver las carpetas que hay dentro de una carpeta general.</text:p>
      <text:p text:style-name="P2">Ls -al: Nos permite ver los archivos de esa carpeta</text:p>
      <text:p text:style-name="P2"/>
      <text:p text:style-name="P2"/>
      <text:p text:style-name="P2">GIT INIT: Cuando ya estemos en el proyecto en la capreta que lo englobs todo el pryecto, ponemos git init para inicar el REPOSITORIO dentro del proyecto. Nos creara una carpeta .git en donde tendra todas las configuraciones, esta carpeta Windows la ve como oculta, por lo cual si quieres <text:soft-page-break/>activarla ve a configuracion de carpetas y activa la opcion de ver carpetas ocultas. Esta carpeta no es recomendable tocarla. </text:p>
      <text:p text:style-name="P2"/>
      <text:p text:style-name="P2">GIT ADD nombreArchivo: Nos permite subir estos archivos al repositorio en la STAGE AREA. Cuando recien creamos el git, con git init. Y vamos ha hacer un git add. Agregara todos los archivos al STAGE AREA obviamente porque aun no hay registro de algunos de ellos alli. Por lo cual podemos usar</text:p>
      <text:p text:style-name="P2">git add . : El cual nos permite agregar todos los archivos al sTAGE AREA.</text:p>
      <text:p text:style-name="P2">IMPorTANTE: Es necesario entender que cuando ya llevamos varios commits, y usamos este comando ya no nos metera todos los archivos, porque esto ya lo hizo al principio, lo que hara basicamente es incluir aquellos archivos que han tenido modificaciones o cambios, y estos seran los que se subiran al STAGE AREA. Porque si se agregaran todos los archivos cada vez que hacemos un commit: 1. primero no tendria sentido, porque lo queremos es subir aquellos archivos con cambios, 2. segundo, no estaria haciendo un BACK-UP(una copia basicamente), lo cual nos llenaria mas memoria. El git ya sabra cuales archivos son los que han sufrido errores.</text:p>
      <text:p text:style-name="P2"/>
      <text:p text:style-name="P2">GIT STATUS: Nos permite observar cuales archivos participaron en alguna modificacion o cambio desde el ultimo commit o al principio del proyecto si aun no has hecho ningun commit. Nos permite ver basicamente cuales archivos han sido modificados(se pondra en color rojo) y cuales han sido añadidos al STAGE AREA(se podran color verde) con git add.</text:p>
      <text:p text:style-name="P2"/>
      <text:p text:style-name="P2">GIT COMMIT -M “comentario sobre las modificaciones”: Nos permite dar guardar esas modificaciones de los archivos en la STAGE AREA , como un registro historico de ese momento, en donde podemos agregarle un comentario sobre las modificaciones hechas sobre los archivos.</text:p>
      <text:p text:style-name="P2">Si volvemos a poner git status, nos pondra nothing to commit, lo cual indica que no hay cambios que guardar.</text:p>
      <text:p text:style-name="P2"/>
      <text:p text:style-name="P2">GIT CHECKOUT – . : Si en algun caso se elimino/dio error/guardaste lo que no debias un archivo o carpeta, etc. Y necesitamos el codigo previo que teniamos. Con este comando podemos recuperarlo. Siempre y cuando estes dentro de la carpeta en la terminal y hallas hecho los git commit's que tengas. Lo que hara basicamente es coger el ultimo commit que hallas realizado y se regresara el contenido de ese commit. Si en el caso de que hallas ya ibas ha hacer un commit cuando terminaras el codigo de ese dia. Pero te ocurrio que se te boroo u otra causa. Si usamos este comando, te mostrara lo del ultimo commit como se acabo de mencionar, no lo que estabas haciendo hasta ahora. Pero auqnue pase esto, es mejor tener lo del ultimo commit que no tener nada y quedarte vacio.</text:p>
      <text:p text:style-name="P2"/>
      <text:p text:style-name="P2">READ.md: Es un archivo que nos permitira describir de que trata el proyecto y aspectos sobre el git <text:s/>en ese proyecto.</text:p>
      <text:p text:style-name="P2"/>
      <text:p text:style-name="P2">GIT LOG: Nos permite ver un historial de los commits que hemos hecho, estan ordenados del mas nuevo al mas antiguo</text:p>
      <text:p text:style-name="P2"/>
      <text:p text:style-name="P2">DIFERENTES FORMAS DE AGREGAR ARCHIVOS AL STAGE AREA:</text:p>
      <text:p text:style-name="P2"/>
      <text:list xml:id="list2249092091214227285" text:style-name="L3">
        <text:list-item>
          <text:p text:style-name="P12">Si queremos agregar con git add al STAGE AREA archivo de un formato especifico:</text:p>
        </text:list-item>
      </text:list>
      <text:p text:style-name="P2"/>
      <text:p text:style-name="P2"><text:tab/>Usamos git add *.png</text:p>
      <text:list xml:id="list8009505244106599288" text:style-name="L4">
        <text:list-item>
          <text:p text:style-name="P13">Si queremos agregar una carpeta: git add css/</text:p>
        </text:list-item>
        <text:list-item>
          <text:p text:style-name="P13">Si queremos agregar todos los Archivos, esto al inicio cuando hemos creado el repositorio. Podemos usar: git add . O git add -A</text:p>
        </text:list-item>
        <text:list-item>
          <text:p text:style-name="P13">Si queremos sacar un archivo o carpeta de la STAGE AREA cuando ya hemos subido los <text:soft-page-break/>archivo modificados, pero por accidentede subimos tambien ese archivo y no queriamos usamos: git reset nombreArchivo</text:p>
        </text:list-item>
        <text:list-item>
          <text:p text:style-name="P13">O si es un grupo de archivos con un formato especifico: git reset *.css</text:p>
        </text:list-item>
        <text:list-item>
          <text:p text:style-name="P13">git add “*.txt” : Agrega todos los archivos de un tipo de formato especifico de todo el proyecto.</text:p>
        </text:list-item>
        <text:list-item>
          <text:p text:style-name="P13">Git *.txt : A diferente del anterior, este agrega todos los archivos de un tipo de formato especifico pero de una carpeta dentro del proyecto, o donde lo tengamos, no todos.</text:p>
        </text:list-item>
        <text:list-item>
          <text:p text:style-name="P13">Git add - - all: Agrega todos los archivos, esto nos viene bien al principio también.</text:p>
        </text:list-item>
        <text:list-item>
          <text:p text:style-name="P13">Git add pdfs/*.pdf : Agregara una carpeta y dentro de esta carpeta agregara los archivos de un formato especifico</text:p>
        </text:list-item>
        <text:list-item>
          <text:p text:style-name="P13">Otros como: git add carpeta/, git add nombreArchivo/git add - - .</text:p>
        </text:list-item>
      </text:list>
      <text:p text:style-name="P2"/>
      <text:p text:style-name="P2"/>
      <text:p text:style-name="P2">OTRAS FORMAS DE REVISAR EL LOG Y LOS CAMBIOS DESDE EL ULTIMO COMMIT:</text:p>
      <text:p text:style-name="P2"/>
      <text:list xml:id="list8992855964741704826" text:style-name="L5">
        <text:list-item>
          <text:p text:style-name="P14">git log: nos mostrara el registro de los commit que hemos hecho, en donde “HEAD -&gt;”: Nos indica en que commit estamos actualmente.</text:p>
        </text:list-item>
        <text:list-item>
          <text:p text:style-name="P14">Si queremos que nos muestre los commit solo con su codigo y su descripcion: </text:p>
          <text:p text:style-name="P14">git log - -oneline</text:p>
        </text:list-item>
        <text:list-item>
          <text:p text:style-name="P14">git log <text:s/>- -oneline <text:s/>- -decorate <text:s/>- -all <text:s/>- -graph: En donde <text:s/>- -decorate: permite decorar las lineas de codigo que nos salga, - -all: Nos va amostrar toda la informacion relevante, - -graph: Se complemente con <text:s/>- -decorate para poner los “*”</text:p>
        </text:list-item>
        <text:list-item>
          <text:p text:style-name="P14"/>
        </text:list-item>
      </text:list>
      <text:p text:style-name="P2"/>
      <text:p text:style-name="P2"/>
      <text:p text:style-name="P2">NOTA: Las “- -” y las “-” son para: “- -”: poner parametros y “-” para poner comandos.</text:p>
      <text:p text:style-name="P2"/>
      <text:p text:style-name="P2">Git status -s: Nos permite ver el git satus pero en una linea con una “M”.</text:p>
      <text:p text:style-name="P2">git status -s -b: Nos permite ver en que rama(branch: lo veremos mas adelante) estamos con el git status.</text:p>
      <text:p text:style-name="P2"/>
      <text:p text:style-name="P2">SHORTCUTS: Cmom vemos hay comandos muy largos, por lo cual en git nos permite crear shortcuts para simplificar estos comandos.</text:p>
      <text:p text:style-name="P2"/>
      <text:p text:style-name="P2">Creacion SHORTCUTS:</text:p>
      <text:p text:style-name="P3">git config <text:s/>- -global alias.nombreDelAlias “comando(stauts, add, log, commit, el que queramos) </text:p>
      <text:p text:style-name="P3">- -parametro <text:s/>- -parametro2 etc.”</text:p>
      <text:p text:style-name="P2">Lo que sucede aquí es que configuramos un cmando especifico que nosotros queramos simplificar con el Alias para cuando queramos usarlo pongamos git nombreDelAlias. Y nos hace automaticamente el comando que introdujimos en el Alias sin tener que escribir de nuevo todo el comando,</text:p>
      <text:p text:style-name="P2"/>
      <text:p text:style-name="P2">Si queremos ver toda la informacion que agregamos al GLOBAL en nuestro git, ponemos:</text:p>
      <text:p text:style-name="P2"/>
      <text:p text:style-name="P2">git config <text:s/>- -global -e : Nos abrira el editor antes mencionado</text:p>
      <text:p text:style-name="P2">git config <text:s/>- -global -l : Nos mostrara la informacion pero sin abrir el editor y mas resumidamente</text:p>
      <text:p text:style-name="P2"/>
      <text:p text:style-name="P2"/>
      <text:p text:style-name="P2">DIFERENCIAS ENTRE COMMITS Y RESTAURACION DE ARCHIVOS:</text:p>
      <text:p text:style-name="P2">Si queremos comparar archivos como estaban en el ultimo commit y si lo hemos modificado depues de esto?, para ver los cambios del ants y despues usamos:</text:p>
      <text:p text:style-name="P2">git diff: Nos permite ver los cambios entre el <text:s/>ultimo commit y lo hallamos modificado <text:soft-page-break/>previamente.</text:p>
      <text:p text:style-name="P2">Si añadimos estos cambios de los archivos que tengamos al AREA STAGE, usamos:</text:p>
      <text:p text:style-name="P2">git diff <text:s/>- -staged: Nos permite ver estos cambios en el AREA STAGE</text:p>
      <text:p text:style-name="P2">ya que si usamos el git diff normal, no nos mostrara nada porque ya estan subidos al AREA STAGE.</text:p>
      <text:p text:style-name="P2"/>
      <text:p text:style-name="P2">Si queremos sacar un archivo del AREA STAGE usamos:</text:p>
      <text:p text:style-name="P2">git reset HEAD nombreDelArchivo</text:p>
      <text:p text:style-name="P2"/>
      <text:p text:style-name="P2"/>
      <text:p text:style-name="P2">ACTUALIZAR MENSAJE DEL COMMIT Y REVERTIR COMMITS:</text:p>
      <text:p text:style-name="P2"/>
      <text:p text:style-name="P2">git commit -am “mensaje”: Nos sirve para hacer el git add y el git commit a la vez</text:p>
      <text:p text:style-name="P2"/>
      <text:p text:style-name="P2">Si queremos cambiar el mensaje del ultimo commit, ponemos:</text:p>
      <text:p text:style-name="P2"/>
      <text:p text:style-name="P2">git commit <text:s/>- -amend -m “mensaje nuevo”</text:p>
      <text:p text:style-name="P2"/>
      <text:p text:style-name="P2">Si hicimos un commit y se nos olvido agrgar otro cambio. Como hacemos para meter estos cambios a ese commit?. Usamos:</text:p>
      <text:p text:style-name="P2"/>
      <text:p text:style-name="P2">git reset <text:s/>- -soft HEAD^: En donde <text:s/>- -soft: Lo veremos mas adelante, HEAD: Nos indica en cual commit estamos. Basicamente lo que hace es que nos “accede” al commit para agregar estos cambios, si tenemos cambios que no estaban en ese commit, podremos usar git add para subirlo al STAGE y despues podremos actualizar ese commit si colocamos como ya sabemosgit commit -am “mensaje actualizado”. Es decir, revertirmos el commit.</text:p>
      <text:p text:style-name="P2"/>
      <text:p text:style-name="P2"/>
      <text:p text:style-name="P4">Posible error/warning que tienen algunos</text:p>
      <text:p text:style-name="P6">Posible warning que tengan unos de ustedes.</text:p>
      <text:p text:style-name="P6">Si les aparece este warning:</text:p>
      <text:p text:style-name="P5"><draw:frame draw:style-name="fr1" draw:name="gráficos1" text:anchor-type="as-char" svg:width="13.653cm" svg:height="1.931cm" draw:z-index="0"><draw:image xlink:href="https://i.udemycdn.com/redactor/raw/2018-08-27_21-52-22-8e32b042c114e55e7cd68ea79a1cac1d.png" xlink:type="simple" xlink:show="embed" xlink:actuate="onLoad"/></draw:frame></text:p>
      <text:p text:style-name="P6">Pueden configurar ese salto de carrete así</text:p>
      <text:p text:style-name="P8"><text:span text:style-name="Source_20_Text"><text:span text:style-name="T1">git config core.autocrlf true</text:span></text:span></text:p>
      <text:p text:style-name="P6">Para que ya no les aparezca esa advertencia molesta.</text:p>
      <text:p text:style-name="P7"/>
      <text:p text:style-name="P6"><text:soft-page-break/>Si no les aparece nada, no se preocupen, sigan adelante.</text:p>
      <text:p text:style-name="P2">VIAJES EN EL TIEMPO(COMO IR A COMMITS ANTERIORES), RESETS y REFLOG</text:p>
      <text:p text:style-name="P2"/>
      <text:p text:style-name="P2"/>
      <text:p text:style-name="P2">TIP: Si necesitamos hacer un commit multlineas, simplemente colocamos git commit, damos enter</text:p>
      <text:p text:style-name="P2">y nos mostrara un editor para el commir, damos A para poder escribir, y para poder salir y que se guarde poner ESC + :wq</text:p>
      <text:p text:style-name="P2"/>
      <text:p text:style-name="P2">REVERTIR UN COMMIT: ya lo vimos antes, es importante que sepas que es menos arriegado dentro de los que vamos a ver a continuacion. En vez de HEAD^, podemos poner el codigo del commit que deseemos revertir. Cuando ya hagamos el git add y el git commit, este commit modificado ira al ultimo commit creado</text:p>
      <text:p text:style-name="P2"/>
      <text:p text:style-name="P2">Ahora supongamos que queremos movernos a un commit que tengamos, como consecuencia de ello se desaparecen los commits que teniamos despues de ese commit selecionado en el AREA STAGE, es decir si teniamos 5 commits, y nos dijirimos al commit 3, los commit 4, 5. Se desaparecen MAS NO SE ELIMINAN, es decir, podemos volver a ellos sin problema, la cuestion aquí es que aunque nos vayamos a ese commit, los cambios no se modificaran, es decir, quedara como lo habiamos dejado en el ultimo commit, para ello usamos:</text:p>
      <text:p text:style-name="P2"/>
      <text:p text:style-name="P2">git reset <text:s/>- -mixed codigoCommit</text:p>
      <text:p text:style-name="P2"/>
      <text:p text:style-name="P2">Ya cuando estemos en el commit, podemos decirle a commit que nos destruya todos los commits que iban despues del commit que escogimos, como consecuencia se nos eliminaran los cambios de los commit que iban despues a diferencia del mixed que no nos lo cambiaba sino que lo dejaba como en el ultimo commit. Para ello ponemos:</text:p>
      <text:p text:style-name="P2"/>
      <text:p text:style-name="P2"/>
      <text:p text:style-name="P2">git reset <text:s/>- -hard cogidoCommitQueEscogimos</text:p>
      <text:p text:style-name="P2"/>
      <text:p text:style-name="P2"/>
      <text:p text:style-name="P2">Supongamos que ahora tu jefe viene y te dice que lo de antes estaba bien, pero tu yalo habias borrado. Pues git guarda un registro por si acaso y para poder usarlo ponemos:</text:p>
      <text:p text:style-name="P2"/>
      <text:p text:style-name="P2">git reflog</text:p>
      <text:p text:style-name="P2"/>
      <text:p text:style-name="P2">Basicamente nos mostrara el historial de nuestros commits, los que aparecen con (amend) son aquellos que revertimos/modificamos en otro momento, si queremos volver a algun commit mas reciente de los que habiamos eliminado, por lo cual ponemos el mismo comando con HARD, y como consecuencia el HEAD lo tendremos en ese commit eliminado que escogimos y tambien tendremos de vuelta los commits eliminados hasta el commit que escogimos volver:</text:p>
      <text:p text:style-name="P2"/>
      <text:p text:style-name="P2">git reset <text:s/>- -hard codigoCommitEliminado</text:p>
      <text:p text:style-name="P2"/>
      <text:p text:style-name="P2">CAMBIAR EL NOMBRE Y ELIMINAR ARCHIVOS MEDIANTE GIT</text:p>
      <text:p text:style-name="P2"/>
      <text:p text:style-name="P2">Para cambiar el nombre de un archivo mediante la consola git, nos beneficia ya que tendremos un historial de los cambios realizados a ese archivo, para ello usamos:</text:p>
      <text:p text:style-name="P2">No olvides colocar el formato del archivo en ambos nombres</text:p>
      <text:p text:style-name="P2"/>
      <text:p text:style-name="P2">git mv nombreArchivo nuevoNombreArchivo</text:p>
      <text:p text:style-name="P2"><text:soft-page-break/>Si hacemos un git status: Nos mostrara que lo hemos renombrado</text:p>
      <text:p text:style-name="P2"/>
      <text:p text:style-name="P2">Para eliminar un archivo ponemos, ten en cuenta:</text:p>
      <text:p text:style-name="P2">rm: REMOVE(remover)</text:p>
      <text:p text:style-name="P2"/>
      <text:p text:style-name="P2">git rm nombreArchivo</text:p>
      <text:p text:style-name="P2"/>
      <text:p text:style-name="P2">Si quieres que halla un registro de cuando lo cambiamos de nombre o eliminamos, obviamente usamoslos commit's</text:p>
      <text:p text:style-name="P2"/>
      <text:p text:style-name="P2"/>
      <text:p text:style-name="P2">CAMBIAR EL NOMBRE Y ELIMINAR ARCHIVOS FUERA DE GIT</text:p>
      <text:p text:style-name="P2"/>
      <text:p text:style-name="P2">Si cambiamos el nombre del archivo fuera de la consola de git, al momento de poner git status, nos mostrara que el archivo con el nombre Antiguo fue eliminado y que hay un nuevo archivo con un nuevo nombre sabiendo de que no es asi, que es el mismo archivo. Para ello, tenemos que actualizar el git cuando lo areguemos al AREA STAGE. Para ello usamos:</text:p>
      <text:p text:style-name="P2"/>
      <text:p text:style-name="P2">git add -u → Nos permitira actualizar ese cambio de archivo, para que git no lo vea cmom dos archivos diferentes. SI volvemos a poner git status veremos que DETELE estara en verde, porque entendio el cambio. Y si ponemos de nuevo, git add comun y corriente, añadiremos los cambios y cuando usemos de nuevo git status, nos mostrara que el archivo fue RENOMBRADO.</text:p>
      <text:p text:style-name="P2"/>
      <text:p text:style-name="P2">Si eliminamos el archivo fuera de la consola, y ponemos git status, nos mostrara que el archivo fue eliminado, y simplemente usaremos git add -u para actualizar ese eliminado, y hacemos el commit</text:p>
      <text:p text:style-name="P2"/>
      <text:p text:style-name="P2">IGNORANDO ARCHIVOS QUE NO DESEAMOS</text:p>
      <text:p text:style-name="P2"/>
      <text:p text:style-name="P2">Creamos un archivo en nuestro proyecto llamado .gitignore , se trata de un archivo en donde colocamos los nombres de los archivos que no queremos que se suban al STAGE AREA. Ese archivo es un formato unico de git. Por lo cual podemos usar varias formas de ignorar un archivo,</text:p>
      <text:p text:style-name="P2"/>
      <text:p text:style-name="P2">1. si queremos ignorar un archivo, ponemos su nombre con el tipo de formato del archivo.</text:p>
      <text:list xml:id="list4153339142801143544" text:style-name="L6">
        <text:list-item>
          <text:p text:style-name="P15">Si es una carpeta, ponemos el nombre de la carpeta y al final una “/”</text:p>
        </text:list-item>
        <text:list-item>
          <text:p text:style-name="P15">Si queremos ignorar todos los archivos de un tipo de formato especifico, usamos: *.formatoDeLOsArchivos.</text:p>
        </text:list-item>
      </text:list>
      <text:p text:style-name="P2"/>
      <text:p text:style-name="P2">BRANCHS(RAMAS) EN GIT</text:p>
      <text:p text:style-name="P2">Son lineas del tiempo de commits alternativas a la linea de tiempo en el estamos principalmente, podemos modificarla sin afectar la rama principal(master), asi como tener sus propios commit's. Estas ramas pueden eventualmente reincorporarse a la rama master.</text:p>
      <text:p text:style-name="P2"/>
      <text:p text:style-name="P2">PARA QUE SIRVEN LOS BRANCHS?</text:p>
      <text:p text:style-name="P2">Basicamente nos permiten ir por una linea de tiempo la cual no afecte la rama master, ademas si algo salio mal o si se tomo la desicion en el equipo de trabajo de borrar este branch, no habria problema porque no afectaria la rama master. Ademas los branch's nos permiten distribuir el trabajo en un proyecto para cada persona, en donde cada persona tendria una “copia” del proyecto o una parte del proyecto que se desea incorporar en un futuro. Hay que tener en cuenta que se van a presentar situaciones las cuales al momento de unir este branch con el master, puede que el codigo no coincida, o le falte algo a alguno, que el codigo no este “limpio”, lo cual dificultaria este proceso, pero git tiene varias herramientas para solucionarlo.</text:p>
      <text:p text:style-name="P2"/>
      <text:p text:style-name="P2"><text:soft-page-break/></text:p>
      <text:p text:style-name="P2">GIT BRANCH: Nos creara una nueva rama: git branch nombreDeLaRama</text:p>
      <text:p text:style-name="P2"/>
      <text:p text:style-name="P2">GIT CHECKOUT: nos permite cambiar de rama: git checkout nombreDeLaRama</text:p>
      <text:p text:style-name="P2"/>
      <text:p text:style-name="P2">GIT MERGE: Nos permite unir un branch con el master y cuando lo una creara un commit. Hay 3 posibles escenarios cuando se ejecuta este comando:</text:p>
      <text:p text:style-name="P2"/>
      <text:list xml:id="list3476354963837604268" text:style-name="L7">
        <text:list-item>
          <text:p text:style-name="P16">FAST-FORWARD: Es cuando git detecta que la rama principal no ha sufrido ningun cambio, por lo cual momento de integrar este branch, no hay muchas dificultades porque cuando se integre no habran cambios en la rama principal que afecten o dificulten el proceso de integracion.</text:p>
        </text:list-item>
        <text:list-item>
          <text:p text:style-name="P16">UNIONES AUTOMATICAS: Es cuando git detecta que en la rama principal hubo cambios que el branch que desconoce. Pero git al momento de hacer la union no ve ningun problema en unirlos, ya que git lo ajustara de forma correcta.</text:p>
        </text:list-item>
        <text:list-item>
          <text:p text:style-name="P16">UNION MANUAL: Es cuando git no puede resolver de forma automativa esta union. Cuando puede suceder esta situacion?. Cuando en el branch fueron modificados el mismo archivo y hasta las mismas lineas que la rama master</text:p>
        </text:list-item>
      </text:list>
      <text:p text:style-name="P2"/>
      <text:p text:style-name="P2">IMPORTANTE: Cuando hagamos un git merge, tenemos que estar la rama master</text:p>
      <text:p text:style-name="P2"/>
      <text:p text:style-name="P2">GIT DIFF nombreBranch master: Nos permitira ver los cambios entre la rama master y el branch</text:p>
      <text:p text:style-name="P2"/>
      <text:p text:style-name="P2">MERGE FAST-FORWAR</text:p>
      <text:p text:style-name="P2"/>
      <text:p text:style-name="P2">Si creamos una rama y nos cambiamos a ella, el HEAD al momento de hacer nuestros commit aparecera con el nombre de la rama escogida. Cuando ya queramos integrarla a la rama master, con todos sus commits del branch, y la rama master no ha tenido commits desde entonces. Usamos:</text:p>
      <text:p text:style-name="P2"/>
      <text:p text:style-name="P2">git merge nombreBranch: Si cumple el caso del FAST-FORWWARD, git nos lo dira cuando hagamos este comando, adema snos mostrara los cambios hechos</text:p>
      <text:p text:style-name="P2"/>
      <text:p text:style-name="P2">Cuando hagamos el git merge, el HEAD mostrara el master y el branch unidos.</text:p>
      <text:p text:style-name="P2">Cuando ya lo hallamos unido, nos viene bien eliminarla si queremos porque puede que en un futuro si queremos hacer una branch con el mismo nombre nos dara problemas</text:p>
      <text:p text:style-name="P2"/>
      <text:p text:style-name="P2">Para borrarla usmos:</text:p>
      <text:p text:style-name="P2">git branch -d nombreBranch</text:p>
      <text:p text:style-name="P2"/>
      <text:p text:style-name="P2">MERGE AUTOMATICO: </text:p>
      <text:p text:style-name="P2">TIP: Si queremos crear el branch y camiarnos a ella en un solo comando ponemos:</text:p>
      <text:p text:style-name="P2">git checkout -b nombreBranch</text:p>
      <text:p text:style-name="P2">En donde en la rama principal si hubo nuevos commit's , la diferencia aquí con la 3 situacion es que estos commit del master no interactuan directamente ya sea en los archivos o no interactuan en la misma linea de codigo que en el branch, es decir, hay cambios en ambos pero cuando se haga merge no habria problema porque entre el branch y el master no se cambio la misma linea de codigo o un archivo dependiendo el caso, por lo cual git hace el cambio sin problemas.</text:p>
      <text:p text:style-name="P2"/>
      <text:p text:style-name="P2">Git merge nombreBranch</text:p>
      <text:p text:style-name="P2"/>
      <text:p text:style-name="P2">Nos abrira el editor de commit's en donde nos pedira explicacion de porque hemos hecho ese git merge, si no queremos nos salimos. Y veremos los cambios que se realizaron</text:p>
      <text:p text:style-name="P2"><text:soft-page-break/></text:p>
      <text:p text:style-name="P2">MERGE Uniones con CONFLICTOS.</text:p>
      <text:p text:style-name="P2"/>
      <text:p text:style-name="P2">Cuando ya queramos unir el branch con el master, y algun commit entre ambos afectan a la misma linea de codigo o archivo, cuando ejecutemos el comando de git merge, git nos dira que hay un conflicto, si trabajamos en un editor de cogido de programacion, podemos descargar un pluggin para que nos ayude a resolver estos conflictos, pero si no, cuando abramos de nuevo el archivo que fue modificado en ambas ramas, nos mostrara cuales fueron los cambios hechos el MASTER y cuales fueron hechos por el BRANCH. Comunmente se muestra de la siguiente manera:</text:p>
      <text:p text:style-name="P2"/>
      <text:p text:style-name="P2">&lt;&lt;&lt;&lt;&lt;&lt;&lt; HEAD → master</text:p>
      <text:p text:style-name="P2"/>
      <text:p text:style-name="P2">======= → indica el final de los que fue modificado por el master o por el branch</text:p>
      <text:p text:style-name="P2"/>
      <text:p text:style-name="P2">&gt;&gt;&gt;&gt;&gt;&gt;&gt;&gt; nombreBranch → nos indica los cambios hechos por el branch</text:p>
      <text:p text:style-name="P2"/>
      <text:p text:style-name="P2">La cuestion aquí es que nosotros decidimos cuales cambios se quedan y cuales no. Como hacemos esto?, pues obviamente depende de lo que tengas en tu codigo, pero si por ejemplo tenemos en el archivo los cambios que hizo el branch, y queremos que parte de los cambios hechos por este branch se queden definitivamente, y lo mismo con los cambios que nos muestra en el master, escogemos o decidimos con cuales cambios quedarnos y eliminamos las partes de los cambios de las ramas que no queremos tener definitivamente. Eliminamos tambien los “&gt;&gt;&gt;&gt;, =====, &lt;&lt;&lt;&lt;&lt;, etc.” que tengamos, y dejamos el codigo con las partes que queriamos definitivamente y organizadamente. Ejm: sencillo:</text:p>
      <text:p text:style-name="P2"/>
      <text:p text:style-name="P2">archivo abecedario:</text:p>
      <text:p text:style-name="P2"/>
      <text:p text:style-name="P2">&lt;&lt;&lt;&lt;&lt;&lt;&lt;&lt;&lt;&lt;&lt; HEAD(master)</text:p>
      <text:p text:style-name="P2">a</text:p>
      <text:p text:style-name="P2">b</text:p>
      <text:p text:style-name="P2">c</text:p>
      <text:p text:style-name="P2">d</text:p>
      <text:p text:style-name="P2">======= </text:p>
      <text:p text:style-name="P2">a</text:p>
      <text:p text:style-name="P2">b</text:p>
      <text:p text:style-name="P2">c</text:p>
      <text:p text:style-name="P2">&gt;&gt;&gt;&gt;&gt;&gt;&gt;&gt;&gt;&gt;&gt; nombreBranch</text:p>
      <text:p text:style-name="P2"/>
      <text:p text:style-name="P2">Decidimos, y limpiamos el codigo:</text:p>
      <text:p text:style-name="P2"/>
      <text:p text:style-name="P2">a</text:p>
      <text:p text:style-name="P2">b</text:p>
      <text:p text:style-name="P2"/>
      <text:p text:style-name="P2">Despues de decidir y limpiar el codigo y organizarlo, hacemos un commit del merge solucionado manualmente</text:p>
      <text:p text:style-name="P2"/>
      <text:p text:style-name="P2">TAGS(ETIQUETAS)</text:p>
      <text:p text:style-name="P2">Son referencias a un commit realizado especifico en el tiempo, son etiquetas que nos permiten agregar esas referencias al commit, comunmente se hacen cuando ya hemos tenido un proceso avanzado de nuestro proyecto y queremos marcar una referencia que indique que se ha terminado la parte 1 del proyecto por ejemplo. En este sentido son comunmente usados para indicar las versiones, es decir, en cual commit termina la version por ejemplo o que commit hace parte a una <text:soft-page-break/>version.</text:p>
      <text:p text:style-name="P2"/>
      <text:p text:style-name="P2">Git tag nombreTag → nos permite crear el tag</text:p>
      <text:p text:style-name="P2">git tag -d nombreTag → nos permite borrar un tag</text:p>
      <text:p text:style-name="P2"/>
      <text:p text:style-name="P2">Si queremos crear un tag con una descripcion, podemos usar:</text:p>
      <text:p text:style-name="P2">-a: Anotar</text:p>
      <text:p text:style-name="P2">git tag -a nobreTag -m “descripcion”</text:p>
      <text:p text:style-name="P2"/>
      <text:p text:style-name="P2">Si queremos agregar un tag a un commit anterior del historial, ponemos:</text:p>
      <text:p text:style-name="P2"/>
      <text:p text:style-name="P2">git tag -a nombreTag codigoCommit -m “descripcion”</text:p>
      <text:p text:style-name="P2"/>
      <text:p text:style-name="P2">Si queremos ver el contenido de un tag, es decir, la descripcion y el commit en el que fue añadido.</text:p>
      <text:p text:style-name="P2"/>
      <text:p text:style-name="P2">Git show nombreTag</text:p>
      <text:p text:style-name="P2"/>
      <text:p text:style-name="P2">TIP: Si al momento de poner git status un archivo te sale con ??, significa que ese archivo no se le esta dando un seguimiento en el repositorio.</text:p>
      <text:p text:style-name="P2">O si te sale UU, despues de resolver un conflicto con el merge, estara bien, solo es hacer el git add .</text:p>
      <text:p text:style-name="P2"/>
      <text:p text:style-name="P2">STASH y REBASE:</text:p>
      <text:p text:style-name="P2"/>
      <text:p text:style-name="P2">REBASE: Nos ayudara a rehacer cosas que habiamos hecho previamente sin afectar su linea de tiempo/branch</text:p>
      <text:p text:style-name="P2"/>
      <text:p text:style-name="P2">STACH: Nos permite guardar lineas de tiempo en un lugar especifico, si es que necesitamos urgentemente trabajar en otro ambito, para despues volver a ese punto que nos guardo STACH.</text:p>
      <text:p text:style-name="P2"/>
      <text:p text:style-name="P2">STACH</text:p>
      <text:p text:style-name="P2">Situacion: Imagina que estas en tu proyecto modificando algunas cosas para mejorarlo, yllega tu jefe y te dice que despliegues/hagas funcionar esos cambios que no estan listos, tu diras, si hago eso habran problemas la ejecutar el proyecto. Para ello, esta el STACH, el cual nos permitira poner en un espacio temporal todos aquellos cambios temporales/sin terminar para dejarlo en ese punto con el ultimo <text:s/>commit que teniamos, y una vez que tengamos los problemas urgentes resueltos que tengamos, poder despues recuperar estos cambios sin terminar y volver al punto en el que estabas.</text:p>
      <text:p text:style-name="P2">Si en el momento en que estas trabajando en estos cambios, y llega el jefe y te pide inmediatamente que hagas otra cosa urgente, y no has hecho un commit. Aqui es donde nos beneficia el git stash, por lo cual usamos:</text:p>
      <text:p text:style-name="P2"/>
      <text:p text:style-name="P2">git stash</text:p>
      <text:p text:style-name="P2"/>
      <text:p text:style-name="P2">Cuando ya terminamos de resolver esos conflictos que nos pidio el jefe en nuestro mismo proyecto(lo que puede involucrar en que se hagan commits de urgencia en el proyecto) u otra cosa, y volvemos a nuestro trabajo, y ponemos git status, veremos que nos mostrara lo realizado hasta el ultimo commit de lo modificado urgentemente(si es que el jefe nos lo pidio), mas no lo que estabamos haciendo antes de que el jefe nos llamara. Por lo cual si hacemos un git log, veremos que despues del ultimo commit antes de que nos llamra el jefe, <text:s/>nos agrego otros dos commit que son los que genero el STASH como en una rama independiente, esperando a ser recuperados, uno que nos mostrara la referencia con stach y otro llamado “index on master”: Ambos mostrando la informacion de el ultimo commit que se hizo en ese momento</text:p>
      <text:p text:style-name="P2"/>
      <text:p text:style-name="P2"><text:soft-page-break/>Si yo quiero saber todo el proceso de trabajo del STASH, ponemos:</text:p>
      <text:p text:style-name="P2"/>
      <text:p text:style-name="P2">git stash list</text:p>
      <text:p text:style-name="P2"/>
      <text:p text:style-name="P2">Nos mostrara el ultimo commit realizado previo antes de que nos interrumpieran y con la informacion que llevavamos hasta ese punto. Ademas en {0} nos indica que podemos tener mas de un stash</text:p>
      <text:p text:style-name="P2"/>
      <text:p text:style-name="P2">en donde WIP: WORK IN PROGRESS</text:p>
      <text:p text:style-name="P2"/>
      <text:p text:style-name="P2">RECUPERAR EL STASH</text:p>
      <text:p text:style-name="P2"/>
      <text:p text:style-name="P2">git stash pop → nos permite recuperar el contenido que guardamos en el stash previamente, en donde git stash nos lo devuelve y el pop nos elimina de la lista del stash, el ultimo stash que hemos recuperado. Si ponemos git status veremos que recuperamos esos cambios, y hacemos un commit por si algo, y veremos cuando usemos git log, que no nos aparece la referencia al git stash, por que lo eliminamos</text:p>
      <text:p text:style-name="P2"/>
      <text:p text:style-name="P2">CONFLICTOS CON STASH:</text:p>
      <text:p text:style-name="P2"/>
      <text:list xml:id="list4155986388091782189" text:style-name="L8">
        <text:list-item>
          <text:p text:style-name="P17">Un primer posible conflicto que puede que suceda con STASH, es que cuando pongamos estos cambios en el STASH y cuando vayamos a resolver las cosas urgentes que nos asigno el jefe, pero estas cosas urgentes involucran cambiar lineas de codigo o archivos que previamente estaban siendo modificadas, las cuales fueron las que pusimos en el STASH, y al momento de recuperar el contenido del STASH, nos mostrara un conflicto como en el caso del merge con conflictos, en donde teniamos que decidir manualmente con cual linea de codigo quedarnos entre los cambios que teniamos en el STASH y aquellos que hicimos por urgencia. Cuando nos decidamos y volvamos a la consola de git para hacer commit, y cuando lo hagamos veremos que no se ha eliminado la referncia del STASH, por lo cual confirmamos poniendo git stash list y ponemos: git stash drop</text:p>
        </text:list-item>
      </text:list>
      <text:p text:style-name="P2"/>
      <text:p text:style-name="P2">MAS INFORMACION SOBRE EL STASH</text:p>
      <text:p text:style-name="P2"/>
      <text:p text:style-name="P2">git stash == git stash save : Los salva y restaura el ultimo commit, mas no lo recupera todavía</text:p>
      <text:p text:style-name="P2"/>
      <text:p text:style-name="P2">git stash apply : Restaura/Recupera el ultimo registro en el stash</text:p>
      <text:p text:style-name="P2"/>
      <text:p text:style-name="P2">Podemos tener multiplies entradas en el stash con:</text:p>
      <text:p text:style-name="P2">git stash list</text:p>
      <text:p text:style-name="P2"/>
      <text:p text:style-name="P2">Si tenemos mas de un registro en el stash, se guarda como un array. Por lo cual si queremos recuperar un stash especifico de los registros de stash que tenemos, ponemos:</text:p>
      <text:p text:style-name="P2"/>
      <text:p text:style-name="P2">git stash apply stash@{posicion del stash que queremos recuperar}</text:p>
      <text:p text:style-name="P2"/>
      <text:p text:style-name="P2">Cuando recuperamos el stash que queriamos este no se elimina del registro del stash, por lo cual usamos en el caso de que usamos el ultimo stash registrado:</text:p>
      <text:p text:style-name="P2"/>
      <text:p text:style-name="P2">git stash drop</text:p>
      <text:p text:style-name="P2"/>
      <text:p text:style-name="P2">Pero si usamos otro stash de otra posicion, simplemente es especificar despues del DROP la posicion de ese stash, asi:</text:p>
      <text:p text:style-name="P2"><text:soft-page-break/></text:p>
      <text:p text:style-name="P2">git stash drop stash@{posicion del stash}</text:p>
      <text:p text:style-name="P2"/>
      <text:p text:style-name="P2">KEEP INDEX: Guarda todo en el stash menos los archivos que estan en el AREA STAGE. Esto e sporque normalmente estos archivos estan listos para hacer un commit. Se hace asi:</text:p>
      <text:p text:style-name="P2"/>
      <text:p text:style-name="P2">git stash save <text:s/>- -keep-index</text:p>
      <text:p text:style-name="P2"/>
      <text:p text:style-name="P2">INCLUDE-UNTRACKED: Incluye todos los archivos, junto a los que git no le da seguimiento. De esta forma podemos agregar al STASH archivos nuevos que git no tiene seguimiento pero queremos guuardar en el stash porque los queremos usar obviamente, ponemos:</text:p>
      <text:p text:style-name="P2"/>
      <text:p text:style-name="P2">git stash save <text:s/>- -include-untracked</text:p>
      <text:p text:style-name="P2"/>
      <text:p text:style-name="P2">git stash list <text:s/>- -stat: Nos permite tener mas informacion sobre los registros que tenemos en el STASH.</text:p>
      <text:p text:style-name="P2"/>
      <text:p text:style-name="P2">Git show stash: Nos permite observar los cambios que tenemos en el ultimo registro del STASH, pero si queremos ver lo mismo pero en uno en especifico, ponemos:</text:p>
      <text:p text:style-name="P2"/>
      <text:p text:style-name="P2">git show stash@{posicion registro stash}</text:p>
      <text:p text:style-name="P2"/>
      <text:p text:style-name="P2">git stash save “mensaje del registro de stash”: Nos permite poner un mensaje o descripcion sobre el registro del stash que estamos guardando en el STASH</text:p>
      <text:p text:style-name="P2"/>
      <text:p text:style-name="P2">git stash clear → Borra todos los registros que tengamos en el espacio de STASH, y ya no hay manera de recuprarlas</text:p>
      <text:p text:style-name="P2"/>
      <text:p text:style-name="P2">GIT REBASE</text:p>
      <text:p text:style-name="P2"/>
      <text:p text:style-name="P2">Situacion: Si tenemos una branch con nuestros commits, y en el master agregamos unos commit pero que son encesarios para el branch, como hacemos para actualizar nuestra rama para que tenga estos commits del master que son necesarios en nuestra rama, pues aquí nos beneficia el GIT REBASE, lo que hara basicamente es crear un espacio/area temporal en donde introducira los commit que teniamos en el branch, luego lo que hara es mover el branch(estructura) hasta el ultimo commit del master para despues regresar los commits del branch del espacio temporal. </text:p>
      <text:p text:style-name="P2"/>
      <text:p text:style-name="P2">Antes: </text:p>
      <text:p text:style-name="P2"><text:tab/>I<text:tab/>----------</text:p>
      <text:p text:style-name="P2"><text:tab/>I <text:s/>* ← | <text:s text:c="4"/>*2b |</text:p>
      <text:p text:style-name="P2"><text:s text:c="6"/>2m* <text:s/>I <text:s text:c="4"/>|<text:tab/><text:tab/>|</text:p>
      <text:p text:style-name="P2"><text:tab/>I <text:s/>* ← | <text:s text:c="5"/>*1b|</text:p>
      <text:p text:style-name="P2"><text:tab/>I <text:s/>I<text:tab/>----------</text:p>
      <text:p text:style-name="P2"><text:s text:c="6"/>1m* /</text:p>
      <text:p text:style-name="P2"><text:tab/>I/</text:p>
      <text:p text:style-name="P2"/>
      <text:p text:style-name="P2"/>
      <text:p text:style-name="P2"/>
      <text:p text:style-name="P2"/>
      <text:p text:style-name="P2"/>
      <text:p text:style-name="P2"/>
      <text:p text:style-name="P2"/>
      <text:p text:style-name="P2"><text:soft-page-break/></text:p>
      <text:p text:style-name="P2">Despues:</text:p>
      <text:p text:style-name="P2"/>
      <text:p text:style-name="P2"><text:tab/> <text:tab/></text:p>
      <text:p text:style-name="P2"><text:tab/> <text:s text:c="2"/>* 2b</text:p>
      <text:p text:style-name="P2"><text:tab/> <text:s text:c="2"/>I <text:s/></text:p>
      <text:p text:style-name="P2"><text:tab/> <text:s text:c="2"/>* 1b</text:p>
      <text:p text:style-name="P2"><text:tab/>I <text:s/>I<text:tab/></text:p>
      <text:p text:style-name="P2"><text:tab/>I /</text:p>
      <text:p text:style-name="P2"><text:tab/>I/</text:p>
      <text:p text:style-name="P2"><text:tab/>I</text:p>
      <text:p text:style-name="P2"><text:tab/>*2m</text:p>
      <text:p text:style-name="P2"><text:tab/>I</text:p>
      <text:p text:style-name="P2"><text:tab/>I</text:p>
      <text:p text:style-name="P2"><text:tab/>*1m</text:p>
      <text:p text:style-name="P2"><text:tab/>I</text:p>
      <text:p text:style-name="P2"><text:tab/>I</text:p>
      <text:p text:style-name="P2"/>
      <text:p text:style-name="P2">Para ello lo que hacemos es, cambiar a la rama del branch con checkout, y despues poner:</text:p>
      <text:p text:style-name="P2"/>
      <text:p text:style-name="P2">git rebase master</text:p>
      <text:p text:style-name="P2"/>
      <text:p text:style-name="P2">Cmo veras en la estructura el branch ya tiene estos commits del master ahora porque todos los commit que hay antes de que se cree el branch, al momento de crear el branch, este ya los tiene por base</text:p>
      <text:p text:style-name="P2"/>
      <text:p text:style-name="P2">NOTA: Muchas veces REBASE se usa para evitar conflictos al momento de usar merge, ya que como vimos, en el caso anterior explicado, nos permite actualizar el branch, y que al momento de usar el merge seria como si hicieramos un FAST-FORWARD</text:p>
      <text:p text:style-name="P2"/>
      <text:p text:style-name="P2">Si hacemos un git log, veremos que los ultimos commits del master que necesitamos para el branch ahora estan abajo de los commits del branch, esto es porque como se explico antes REBASE movio el branch hasta el ultimo commit del master, y volvio a poner los commits del branch que estaban en el espacio temporal, cuando ya hagamos esto, volvemos a la rama master y usamos git merge para unirlos. Veremos que nos pondra FAST-FORWARD por lo antes mencionado en la NOTA.</text:p>
      <text:p text:style-name="P2"/>
      <text:p text:style-name="P2">REBASE INTERACTIVO</text:p>
      <text:p text:style-name="P2"/>
      <text:p text:style-name="P2">git rebase -i HEAD<text:span text:style-name="T2">~#numeroDeCommits</text:span><text:span text:style-name="T3">: Lo que hara es que nos pondra los commit que enumeramos en HEAD, y nos lo ingresara a un area/espacio temporal y luego nos lo va a regresar con obviamente el contenido y la linea de tiempo en la que estaban. Pero para que nos sirve esto?. Hay varios usos:</text:span></text:p>
      <text:p text:style-name="P2"><text:span text:style-name="T3"/></text:p>
      <text:list xml:id="list8571851593018635519" text:style-name="L9">
        <text:list-item>
          <text:p text:style-name="P18"><text:span text:style-name="T3">Ordenar commits</text:span></text:p>
        </text:list-item>
        <text:list-item>
          <text:p text:style-name="P18"><text:span text:style-name="T3">Corregir mensajes de los commits</text:span></text:p>
        </text:list-item>
        <text:list-item>
          <text:p text:style-name="P18"><text:span text:style-name="T3">Unir commits: Situacion: Supongamos que hicimos varias modificaciones en un archivo, y nos damos cuenta que todas estas modificaciones que fuimos metiendo en commits podemos unirlas en un solo commit</text:span></text:p>
        </text:list-item>
        <text:list-item>
          <text:p text:style-name="P18"><text:span text:style-name="T3">Separa commits</text:span></text:p>
        </text:list-item>
      </text:list>
      <text:p text:style-name="P2"/>
      <text:p text:style-name="P2"/>
      <text:p text:style-name="P2">Al usar el comando antes mencionado, <text:span text:style-name="T2">Nos abrira como un editor en donde nos mostrara los </text:span><text:soft-page-break/><text:span text:style-name="T2">commit que selecionamos, ademas comandos con los cuales podemos interactuar con los commits, ya que -i nos permite interactuar con los commits. En donde:</text:span></text:p>
      <text:p text:style-name="P2"><text:span text:style-name="T2"/></text:p>
      <text:p text:style-name="P2"><text:span text:style-name="T2">p, pick: usar commit</text:span></text:p>
      <text:p text:style-name="P2"><text:span text:style-name="T2">r, reword: usar commit, pero editar el mensaje del commit</text:span></text:p>
      <text:p text:style-name="P2"><text:span text:style-name="T2">e, edit: usar commit, pero parar modicarlo</text:span></text:p>
      <text:p text:style-name="P2"><text:span text:style-name="T2">s, squash: usar commit, pero unir commits</text:span></text:p>
      <text:p text:style-name="P2"><text:span text:style-name="T2">f, fixup: como squash, pero descarta el mensaje del commit</text:span></text:p>
      <text:p text:style-name="P2"><text:span text:style-name="T2">x, exec: run command (therest of the line) using shell</text:span></text:p>
      <text:p text:style-name="P2"><text:span text:style-name="T2">d, drop: remove commit</text:span></text:p>
      <text:p text:style-name="P2"><text:span text:style-name="T2"/></text:p>
      <text:p text:style-name="P2">UNIR COMMITS(SQUASH):</text:p>
      <text:p text:style-name="P2">Como lo antes mencionado, si queremos unir commit es porque puede llegar al caso en que las modificaciones entre estos commits en un mismo archivo no son muy notorias, por lo cual podemos unirlos, ponemos: </text:p>
      <text:p text:style-name="P2"/>
      <text:p text:style-name="P2">git rebase -i HEAD<text:span text:style-name="T2">~#numeroDeCommits</text:span></text:p>
      <text:p text:style-name="P2"><text:span text:style-name="T2"/></text:p>
      <text:p text:style-name="P2"><text:span text:style-name="T2">Cuando nos abra el editor, veremos que en los commit que escogimos al principio pone el mando con el cual se estan ejecutando, lo que haremos para cambiarlo sera subir hasta los commit y dar la tecla A para poder escribir, cambiamos el PICK por SQUASH/s ha aquellos commits que queremos unir. IMPORTANTE: Hay que tener en cuenta que cuando vamos poner el SQUASH, aquel commit que se lo pusimos, el anterior commit que sigue teniendo PICk, lo cambiamos por p o lo podemos dejar asi, pero la cuestion aquí es que este commit anterior, el REBASE lo entendra como si quisieras unirlo tambien, es decir, no solo los commits que le pongamos SQUASH se uniran sino que aquel commit anterior al primer commit que tenga un SQUASH tambien se unira</text:span></text:p>
      <text:p text:style-name="P2"><text:span text:style-name="T2"/></text:p>
      <text:p text:style-name="P2"><text:span text:style-name="T2">Para salir, pon ESC + :wq</text:span></text:p>
      <text:p text:style-name="P2"><text:span text:style-name="T2"/></text:p>
      <text:p text:style-name="P2"><text:span text:style-name="T2">Ahora nos aparecera otro editor, donde nos muestra los mensajes delos commits que queremos unir, para poner el mensaje del commit de union, eliminamos los mensajes de los commit que queremos combinar o podemos escoger un mensaje de alguno de ellos. Pero dejamos un solo mensaje del commit de union. Para salir, es de la misma manera que la anterior. Si hacemos un git log veremos el commit de union</text:span></text:p>
      <text:p text:style-name="P2"><text:span text:style-name="T2"/></text:p>
      <text:p text:style-name="P2">REBASE REWORD:</text:p>
      <text:p text:style-name="P2"/>
      <text:p text:style-name="P2">git rebase -i HEAD<text:span text:style-name="T2">~#numeroDeCommits: Usamos de nuevo el comando para acceder al editor del REBASE, en los commmit ponemos los commit que queremos actualizar el mensaje del commit con r/reword, salimos cambiamos el mensaje del commit, y salimos.</text:span></text:p>
      <text:p text:style-name="P2"><text:span text:style-name="T2"/></text:p>
      <text:p text:style-name="P2">Veremos que nos lo hace, pero si vemos que en los mensaje que nos hace commit, nos pone: [detached HEAD codigoCommitModificado]. Tener cuidado ya que muy problable nos haga una branch, para solucionar esto ponemos git checkout master, para asegurarnos de que estamos en el master u en la rama donde hiciste el REBASE</text:p>
      <text:p text:style-name="P2"/>
      <text:p text:style-name="P2">REBASE EDIT: </text:p>
      <text:p text:style-name="P2"/>
      <text:p text:style-name="P2">Si queremos separar archivos de un commit</text:p>
      <text:p text:style-name="P2"/>
      <text:p text:style-name="P2">Ejecutamos el mismo comando: y en commit que queremos editar, ponemos edit/e</text:p>
      <text:p text:style-name="P2"/>
      <text:p text:style-name="P2"><text:soft-page-break/>Nos salimos, y vemos que git nos pregunta si queremos modificar el commit con el comando:</text:p>
      <text:p text:style-name="P2">git commit –amend pero eso no es lo que queremos, ya que lo tenemos modificado pero queremos separar los archivos de ese commit, por lo cual git nos dice que sigamos con el edit de REBASE, usando el comando:</text:p>
      <text:p text:style-name="P2"/>
      <text:p text:style-name="P2">git rebase <text:s/>- -continue: Para continuar en REBASE edit</text:p>
      <text:p text:style-name="P2"/>
      <text:p text:style-name="P2">para despues usar el comando reset que nos permitira, Esto no va a revertir los cambios de ese commit sin destruirlos, es decir, lo que hara es deshacer el commit pero los cambios se mantienen:</text:p>
      <text:p text:style-name="P2"/>
      <text:p text:style-name="P2">git reset HEAD^</text:p>
      <text:p text:style-name="P2"/>
      <text:p text:style-name="P2">Ahora si hacemos git status veremos que no estan en el STAGE AREA, por lo cual podemos hacer un commit para cada archivo y asi poderlos separar en sus propios commits. El HEAD (no branch), no nos preocupemos ya que estamos en REBASE edit</text:p>
      <text:p text:style-name="P2"/>
      <text:p text:style-name="P2">Ahora volvemos a ejecutar el comando:</text:p>
      <text:p text:style-name="P2"/>
      <text:p text:style-name="P2">git rebase <text:s/>- -continue</text:p>
      <text:p text:style-name="P2"/>
      <text:p text:style-name="P2">Ahora si hacemos de nuevo git log veremos los commit hechos</text:p>
      <text:p text:style-name="P2"/>
      <text:p text:style-name="P2"/>
      <text:p text:style-name="P2">REPOSITORIO REMOTO: Va llegar el caso en donde necesitamos un respaldo de nuestro repositorio, esto se le llama repositorio remoto. Esto nos conviene ya que nos aseguramso de que nuestro repositorio esta a salvo con un repositorio en un servidor que almancena nuestro repositorio local, ya que se pueden presentar varias sucesos. Para ello, usamos PUSH, el cual nos permite subir nuestro repositorio a un servidor. A su vez que tenemos un equipo, estos pueden tener tambien nuestro respositorio para hacer sus cambios y para ellos acceder al repositorio usamos PULL, y cuando ya tengan us cambios hechos ellos hacer sus propios PUSH. </text:p>
      <text:p text:style-name="P2"/>
      <text:p text:style-name="P2">IMPORTANTE: Hay que tener claro que git no maneja el repositorio que tenemos en el servidor, de esto se encarga GITHUB</text:p>
      <text:p text:style-name="P2"/>
      <text:p text:style-name="P2">GIT != GITHUB</text:p>
      <text:p text:style-name="P2"/>
      <text:p text:style-name="P2">La cuestion es que cuando se repartan las tareas que van ha ahcer cada integrante del equipo, git no maneja el control de acceso. De hay GITHUB nos permite controlar esos accesos y distribuir las tareas.</text:p>
      <text:p text:style-name="P2">GITHUB: Es un hosted SERVICES que nos permite controlar, gestionar el repositorio</text:p>
      <text:p text:style-name="P2">GITOSIS: Es lo mismo pero es manejado por nosotros mismo, no por el hosted SERVICES</text:p>
      <text:p text:style-name="P2"/>
      <text:p text:style-name="P2">GITHUB</text:p>
      <text:p text:style-name="P2">Es una plataforma de desarrollo colaborativo de software para alojar proyectos, es muy famoso ya que es muy potente, nos permite crear repositorios ilimitados, push, pull and clone, estadisticas, issues, wikis, organizaciones ilimitadas, participacion gratuita en proyectos privados, nos permite crear repositorios privados sin pagar.</text:p>
      <text:p text:style-name="P2">Que significa privado?. Que las personas no podran clonar, ni hacer pull o push de nuestro repositorio, solo podran observar</text:p>
      <text:p text:style-name="P2"/>
      <text:p text:style-name="P2">Nos creamos una cuanta en github.com</text:p>
      <text:p text:style-name="P2"/>
      <text:p text:style-name="P2"><text:soft-page-break/>creamos un repositorio, lo nombramos y le damos crear.</text:p>
      <text:p text:style-name="P2"/>
      <text:p text:style-name="P2"/>
      <text:p text:style-name="P2"><draw:frame draw:style-name="fr2" draw:name="gráficos2" text:anchor-type="paragraph" svg:width="17cm" svg:height="13.589cm" draw:z-index="1"><draw:image xlink:href="Pictures/2000000700005CB600004A1CDB883539.svm" xlink:type="simple" xlink:show="embed" xlink:actuate="onLoad"/></draw:frame></text:p>
      <text:p text:style-name="P2">Nos mostrara lo siguiente:</text:p>
      <text:p text:style-name="P2"><draw:frame draw:style-name="fr3" draw:name="gráficos3" text:anchor-type="paragraph" svg:x="-0.314cm" svg:y="7.86cm" svg:width="17cm" svg:height="8.504cm" draw:z-index="2"><draw:image xlink:href="Pictures/20000007000073570000431406857EDA.svm" xlink:type="simple" xlink:show="embed" xlink:actuate="onLoad"/></draw:frame></text:p>
      <text:p text:style-name="P2"/>
      <text:p text:style-name="P2"/>
      <text:p text:style-name="P2"/>
      <text:p text:style-name="P2"/>
      <text:p text:style-name="P2"/>
      <text:p text:style-name="P2"><text:soft-page-break/></text:p>
      <text:p text:style-name="P2"><draw:frame draw:style-name="fr2" draw:name="gráficos4" text:anchor-type="paragraph" svg:width="17cm" svg:height="2.893cm" draw:z-index="3"><draw:image xlink:href="Pictures/200000070000533400000E2A48FFBD35.svm" xlink:type="simple" xlink:show="embed" xlink:actuate="onLoad"/></draw:frame></text:p>
      <text:p text:style-name="P2">Esta parte sera importante:</text:p>
      <text:p text:style-name="P2"/>
      <text:p text:style-name="P2">En nuestro repositorio local donde tenemos nuestro proyecto, para agregar al git la direccion remota del repositorio online en github para poder subirlo a ese repositorio online, ponemos:</text:p>
      <text:p text:style-name="P2"/>
      <text:p text:style-name="P2">git remote add origin urlDelRepositorioOnline</text:p>
      <text:p text:style-name="P2"/>
      <text:p text:style-name="P2">Donde origin es un standar para referirinos al origen</text:p>
      <text:p text:style-name="P2"/>
      <text:p text:style-name="P2">si no nos da error git, es que lo hicimos bien.</text:p>
      <text:p text:style-name="P2"/>
      <text:p text:style-name="P2">Ponemos el siguiente comando para comprobat de que si se añadio:</text:p>
      <text:p text:style-name="P2"/>
      <text:p text:style-name="P2">git remote -v: Si nos aparece (fetch) y (push) esta correcto.</text:p>
      <text:p text:style-name="P2"/>
      <text:p text:style-name="P2">Git PUSH: Nos permite subir los commits al repositorio online, ya sea del master o branch's:</text:p>
      <text:p text:style-name="P2"/>
      <text:p text:style-name="P2">git push -u origin nombreMaster/Branch : Donde -u nos permite poner como default la rama que le pongamos en este caso nos conviene master. Si es de un branch, no es necesario</text:p>
      <text:p text:style-name="P2"/>
      <text:p text:style-name="P2">Ahora nos pedira en git: Usuario y Contraseña de nuestro GITHUB, los ponemos y nos permitira subirlo.</text:p>
      <text:p text:style-name="P2"/>
      <text:p text:style-name="P2">Cuando se suba, actualizamos la pagina. Y nos mostrara los archivos y carpetas que tengamos de nuestro proyecto</text:p>
      <text:p text:style-name="P2"/>
      <text:p text:style-name="P2"><draw:frame draw:style-name="fr2" draw:name="gráficos5" text:anchor-type="paragraph" svg:width="17cm" svg:height="8.624cm" draw:z-index="4"><draw:image xlink:href="Pictures/20000007000078D300003D4B842D5A1E.svm" xlink:type="simple" xlink:show="embed" xlink:actuate="onLoad"/></draw:frame></text:p>
      <text:p text:style-name="P2"><text:soft-page-break/></text:p>
      <text:p text:style-name="P2">En releases, es donde se suben al repositorio online los TAGS, vremos que no nos lo sube, por lo cual para subirlo usamos en git, el siguiente comando:</text:p>
      <text:p text:style-name="P2"/>
      <text:p text:style-name="P2">git push <text:s/>- -tags</text:p>
      <text:p text:style-name="P2"/>
      <text:p text:style-name="P2">GIT PULL</text:p>
      <text:p text:style-name="P2">Como ya antes mencionado nos permite descargar/acceder al repositorio online. La cuestion con el pull es que si en un equipo de trabajo, varias personas estan subiendo sus modificaciones del proyecto y nosotros queremos descargar/bajarnos esos modificaciones para seguir trabajando en lo nuestro simplemente usando el PULL, nos descargara esos cambios/commits, y git se encargara de ajustar esos cambios con nuestro proyecto y asi poder seguir trabajando como si fuera un git merge que une y ajusta ambas partes para dejarla en una</text:p>
      <text:p text:style-name="P2"/>
      <text:p text:style-name="P2">git pull -u origin master/branch : Recordemos que el -u es al principio para ponerlo en default. Cuando lo hagamos en default simplemente podemos poner git pull</text:p>
      <text:p text:style-name="P2"/>
      <text:p text:style-name="P2">Cuando pongamos git log podemos ver quien hizo esos cambios y en el HEAD, nos aparecera:</text:p>
      <text:p text:style-name="P2"/>
      <text:p text:style-name="P2">origin/master o branch. Lo cual significa que fue importado con pull desde el github</text:p>
      <text:p text:style-name="P2"/>
      <text:p text:style-name="P2">TIP: En github podemos modificar los archivos y hacer commits, si queremos bajarlos a nuestro repositorio local usamos git pull</text:p>
      <text:p text:style-name="P2"/>
      <text:p text:style-name="P2">CUESTION: Si en nuestro repositorio online editamos un archivo y hacemos un commmit, y en unestro repositorio local no hemos hecho aun un commit desde ese momento, al momento de hacer un git pull, git nos dira que el pull fue un FAST-FORWARD, lo que significa que no hubo cambios en la rama ya sea master u otra, y que cuando usamos el git pull no encontro problemas ni conflictos entre los archivos que se modificarion en github y los de git local.</text:p>
      <text:p text:style-name="P2"/>
      <text:p text:style-name="P2">GIT CLONE: Nos permite copiar un repositorio online a nuestro repositorio local, la idea es que sea al principio a hacer esto, esto a nuestro repositorio local</text:p>
      <text:p text:style-name="P2"/>
      <text:p text:style-name="P2">git clone urlDelRepositorioOnline</text:p>
      <text:p text:style-name="P2"/>
      <text:p text:style-name="P2">Espera a que se clone, y si queremos renombrar el archivo ponemos:</text:p>
      <text:p text:style-name="P2"/>
      <text:p text:style-name="P2">git clone urlDelRepositorioOnline nuevoNombre</text:p>
      <text:p text:style-name="P2"/>
      <text:p text:style-name="P2">GIT FETCH VS GIT PUSH:</text:p>
      <text:p text:style-name="P2"/>
      <text:p text:style-name="P2">Como antes se menciono en git pull, si tanto en github y en git local, hacemos commits, y despues queremos hacer un git pull, nos encontraremos con conflictos como en el git merge. Ya que si en local hacemos un git push para subir nuestros cambios, nos dira que fallo en hacer el push, porque hubo cambios en el repositorio online/remoto en github, por lo cual nos reomienda hacer un git FETCH, ya que no hace la union/merge completa sino que actualiza en local todos los cambios que se hicieron en el repositorio online/remoto. Ahora nos recomienda hacer el git pull, cuando lo hagamos veremos que se nos abre un editor, donde nos pide que expliquemos porque hicimos un git pull, si no queremos cambiar nada nos salimos. </text:p>
      <text:p text:style-name="P2"/>
      <text:p text:style-name="P2">INTERFAZ GITHUB:</text:p>
      <text:p text:style-name="P2"/>
      <text:p text:style-name="P2"><draw:frame draw:style-name="fr2" draw:name="gráficos6" text:anchor-type="paragraph" svg:width="17cm" svg:height="8.158cm" draw:z-index="5"><draw:image xlink:href="Pictures/2000000700006F3500004C97EADA21B5.svm" xlink:type="simple" xlink:show="embed" xlink:actuate="onLoad"/></draw:frame><text:soft-page-break/></text:p>
      <text:p text:style-name="P2"/>
      <text:p text:style-name="P2">Como vemos github tiene una aplicación de escritorio en donde podemos abrir el repositorio online</text:p>
      <text:p text:style-name="P2"/>
      <text:p text:style-name="P2"/>
      <text:p text:style-name="P2">************************************************************************</text:p>
      <text:p text:style-name="P2"><draw:frame draw:style-name="fr4" draw:name="gráficos7" text:anchor-type="paragraph" svg:width="17cm" svg:height="11.816cm" draw:z-index="6"><draw:image xlink:href="Pictures/20000007000072ED00004FE5636F4B0A.svm" xlink:type="simple" xlink:show="embed" xlink:actuate="onLoad"/></draw:frame></text:p>
      <text:p text:style-name="P2">El README.md es como una carta de presentacion de nuestro proyecto, github permite mostrarla si es que la tenemos dentro de nuestro proyecto</text:p>
      <text:p text:style-name="P21"/>
      <text:p text:style-name="P2"/>
      <text:p text:style-name="P2"><text:soft-page-break/>Issues: Sirve par apdoer crear “preguntas” para poder hablar con las personas dueñas del repositorio o en caso de tener algun problema con el repositorio</text:p>
      <text:p text:style-name="P2"/>
      <text:p text:style-name="P2">Pull Requests: Es una forma en la que personas externas/ personas que no tienen derecho a escribir a este repositorio, soliciten que puedan escribir en el repositorio, esto nos beneficia si queremos que nos arreglen cosas que ellos nos dijeron que muy probablemente esta mal</text:p>
      <text:p text:style-name="P2"/>
      <text:p text:style-name="P2">Projects: Nos ayuda a manejar un flujo de trabajo</text:p>
      <text:p text:style-name="P2"/>
      <text:p text:style-name="P2">Wiki: Son documentacion rapidas de como funciona el repositorio u otros aspectos relacionados</text:p>
      <text:p text:style-name="P2"/>
      <text:p text:style-name="P2">Settings: Configuracion</text:p>
      <text:p text:style-name="P2"/>
      <text:p text:style-name="P2">Insights: Estadisticas</text:p>
      <text:p text:style-name="P2"/>
      <text:p text:style-name="P2"><draw:frame draw:style-name="fr2" draw:name="gráficos8" text:anchor-type="paragraph" svg:width="17cm" svg:height="6.565cm" draw:z-index="7"><draw:image xlink:href="Pictures/2000000700007C7000003010FF558A33.svm" xlink:type="simple" xlink:show="embed" xlink:actuate="onLoad"/></draw:frame></text:p>
      <text:p text:style-name="P2"/>
      <text:p text:style-name="P2">SETTINGS:</text:p>
      <text:p text:style-name="P2"/>
      <text:list xml:id="list3395910417222390688" text:style-name="L10">
        <text:list-item>
          <text:p text:style-name="P19">Options: Lee las opciones que tienes</text:p>
          <text:p text:style-name="P19">En GITHUB PAGES: Nos permite crear una visualizacion especifica de nuestro proyecto con css, html y javascript u otros</text:p>
        </text:list-item>
      </text:list>
      <text:p text:style-name="P2"/>
      <text:p text:style-name="P2">Unwatched: Poder ser notificados de los cambios hechos en el repositorio</text:p>
      <text:p text:style-name="P2"/>
      <text:p text:style-name="P2">Star: Es como like</text:p>
      <text:p text:style-name="P2"/>
      <text:p text:style-name="P2">FORK: Es crear una copia de otro repositorio ajeno, y en el cual podemos modificar y actualizar las cosas que queramos en el</text:p>
      <text:p text:style-name="P2"/>
      <text:p text:style-name="P2">TIPS md(MACKDOWN) de READ.md</text:p>
      <text:p text:style-name="P2"/>
      <text:p text:style-name="P2">En github nos vamos al archivo README.md y ponemos editar.</text:p>
      <text:p text:style-name="P2">En la opcion “Preview Changes” podemos ver una previsualizacion </text:p>
      <text:p text:style-name="P2"/>
      <text:p text:style-name="P2">tamaño texto: #h1, ##h2, ###h3, ####h4, #####h5</text:p>
      <text:p text:style-name="P2"/>
      <text:p text:style-name="P2">Poner texto en cursiva: *texto*</text:p>
      <text:p text:style-name="P2">// <text:tab/><text:tab/>en negrilla: **texto**</text:p>
      <text:p text:style-name="P2"><text:soft-page-break/>Para poner quien cito una frase: &gt; nombreAutor</text:p>
      <text:p text:style-name="P2"/>
      <text:p text:style-name="P2">Lstas ordenadas con numeros:</text:p>
      <text:p text:style-name="P2"/>
      <text:list xml:id="list5724586097392596103" text:style-name="L11">
        <text:list-item>
          <text:p text:style-name="P20">item</text:p>
        </text:list-item>
        <text:list-item>
          <text:p text:style-name="P20">item</text:p>
        </text:list-item>
        <text:list-item>
          <text:p text:style-name="P20">item</text:p>
          <text:p text:style-name="P20">*subitem</text:p>
          <text:p text:style-name="P20">*subitem</text:p>
          <text:p text:style-name="P20">*subitem</text:p>
        </text:list-item>
      </text:list>
      <text:p text:style-name="P2"/>
      <text:p text:style-name="P2">Poner una imagen: copiamos la URL de la imagen y ponemos: ![nombreImagenQueQueramos](URL)</text:p>
      <text:p text:style-name="P2"/>
      <text:p text:style-name="P2">link: [ir al link](URL)</text:p>
      <text:p text:style-name="P2"/>
      <text:p text:style-name="P2">para introducir emoticones, solo para github pagina: WebpageFX</text:p>
      <text:p text:style-name="P2"/>
      <text:p text:style-name="P2">Para ver resto tutorial, pagina: markdowntutorial.com</text:p>
      <text:p text:style-name="P2"/>
      <text:p text:style-name="P2">guia markdown en github: guides.github.com</text:p>
      <text:p text:style-name="P2"/>
      <text:p text:style-name="P2">BUSQUEDA DE ARCHIVOS EN NUESTRO PROYECTO: Si ennuestro peyoecto tenemos muchos archivos, y queremos buscar uno</text:p>
      <text:p text:style-name="P2"/>
      <text:p text:style-name="P2"><draw:frame draw:style-name="fr2" draw:name="gráficos9" text:anchor-type="paragraph" svg:width="17cm" svg:height="2.42cm" draw:z-index="8"><draw:image xlink:href="Pictures/20000007000072010000103B8F5F0892.svm" xlink:type="simple" xlink:show="embed" xlink:actuate="onLoad"/></draw:frame></text:p>
      <text:p text:style-name="P2">Cuando entramos a un archivo, nos aparecen estas opciones</text:p>
      <text:p text:style-name="P2"/>
      <text:p text:style-name="P2"><draw:frame draw:style-name="fr5" draw:name="gráficos10" text:anchor-type="paragraph" svg:width="7.8cm" svg:height="5.546cm" draw:z-index="9"><draw:image xlink:href="Pictures/20000007000043E80000350669BFA188.svm" xlink:type="simple" xlink:show="embed" xlink:actuate="onLoad"/></draw:frame></text:p>
      <text:p text:style-name="P2">RAW: Muestra e archivo plano, en txt</text:p>
      <text:p text:style-name="P2">BLAME: Para saber quien hizo cual cambio</text:p>
      <text:p text:style-name="P2">HISTORY: En que commmit se modifico o se cambio ese archivo, nos permite “navegar” en el tiempo, done nos prmite ver los cambios por cada commit. Si damos al boton nos mostrara esos cambios y si volvemos al inicio, veremos que nos mostrara los archivos que teniamos ese momento, para volver, simplemente damos a TREE y damos a master para volver al inicio</text:p>
      <text:p text:style-name="P2"><draw:frame draw:style-name="fr5" draw:name="gráficos12" text:anchor-type="paragraph" svg:width="14.79cm" svg:height="7.119cm" draw:z-index="11"><draw:image xlink:href="Pictures/2000000700006B1300004F7B2F8CBB06.svm" xlink:type="simple" xlink:show="embed" xlink:actuate="onLoad"/></draw:frame><text:soft-page-break/></text:p>
      <text:p text:style-name="P2"><draw:frame draw:style-name="fr6" draw:name="gráficos11" text:anchor-type="paragraph" svg:x="0.51cm" svg:y="-0.035cm" svg:width="4.385cm" svg:height="6.892cm" draw:z-index="10"><draw:image xlink:href="Pictures/200000070000289F000032F5D82461AD.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n history tambien veremos quien hizo los commits, y el codigo del commit, el cual podemos copiar para ponerlo en el TREE</text:p>
      <text:p text:style-name="P2"/>
      <text:p text:style-name="P2"><draw:frame draw:style-name="fr7" draw:name="gráficos13" text:anchor-type="paragraph" svg:width="12.211cm" svg:height="6.382cm" draw:z-index="12"><draw:image xlink:href="Pictures/200000070000742B000041D7C2BA9089.svm"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 sans" svg:font-family="'open sans', 'helvetica neue', Helvetica,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2T09:32:00.08</meta:creation-date>
    <dc:date>2019-09-18T14:23:23.64</dc:date>
    <meta:editing-duration>PT14H57M59S</meta:editing-duration>
    <meta:editing-cycles>114</meta:editing-cycles>
    <meta:generator>OpenOffice/4.1.6$Win32 OpenOffice.org_project/416m1$Build-9790</meta:generator>
    <meta:document-statistic meta:table-count="0" meta:image-count="13" meta:object-count="0" meta:page-count="21" meta:paragraph-count="347" meta:word-count="6918" meta:character-count="40257"/>
  </office:meta>
</office:document-meta>
</file>